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teral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PathElement.is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PathElement.LiteralPathElement( int pos , char [ ] literalText , boolean caseSensitive , char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iteralPathElement.matches( int pathIndex , MatchingContext matchingContex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iteral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